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7e119"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17a857" officeooo:paragraph-rsid="0017a857"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17a857" officeooo:paragraph-rsid="001cd216"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7e119"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3e31d" officeooo:paragraph-rsid="0033e31d"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d03d"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69415"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a0dbc"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b5f6" officeooo:paragraph-rsid="0023b5f6"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b5f6" officeooo:paragraph-rsid="0024e294"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a6ab" officeooo:paragraph-rsid="0027a6ab"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2a0dbc"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2dbcdf"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6110c"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80148"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ceb3d"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f1172" officeooo:paragraph-rsid="002f1172"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6110c" officeooo:paragraph-rsid="0036110c"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80148" officeooo:paragraph-rsid="00380148"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ba38e" officeooo:paragraph-rsid="003ba38e"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color="#0000ff"/>
    </style:style>
    <style:style style:name="P9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text-align="justify" style:justify-single-word="false"/>
    </style:style>
    <style:style style:name="P111" style:family="paragraph" style:parent-style-name="Text_20_body">
      <style:text-properties fo:language="ru" fo:country="RU"/>
    </style:style>
    <style:style style:name="P112" style:family="paragraph" style:parent-style-name="Text_20_body">
      <loext:graphic-properties draw:fill="solid" draw:fill-color="#eeeeee" draw:opacity="100%"/>
      <style:paragraph-properties fo:background-color="#eeeeee"/>
      <style:text-properties fo:language="ru" fo:country="RU"/>
    </style:style>
    <style:style style:name="P11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loext:graphic-properties draw:fill="solid" draw:fill-color="#eeeeee" draw:opacity="100%"/>
      <style:paragraph-properties fo:background-color="#eeeeee"/>
    </style:style>
    <style:style style:name="P116" style:family="paragraph" style:parent-style-name="First_20_line_20_indent">
      <loext:graphic-properties draw:fill="solid" draw:fill-color="#eeeeee" draw:opacity="100%"/>
      <style:paragraph-properties fo:background-color="#eeeeee"/>
      <style:text-properties fo:language="ru" fo:country="RU"/>
    </style:style>
    <style:style style:name="P11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8" style:family="paragraph" style:parent-style-name="Text_20_body">
      <style:paragraph-properties fo:margin-left="0in" fo:margin-right="0in" fo:text-align="justify"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fo:color="#800000"/>
    </style:style>
    <style:style style:name="P12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text-align="center" style:justify-single-word="false" fo:text-indent="0in" style:auto-text-indent="false"/>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17e119" officeooo:paragraph-rsid="0017a857"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4489be" officeooo:paragraph-rsid="004489be"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style>
    <style:style style:name="P153" style:family="paragraph" style:parent-style-name="Text_20_body">
      <style:paragraph-properties fo:margin-left="0in" fo:margin-right="0in" fo:text-align="justify" style:justify-single-word="false" fo:text-indent="0.1965in" style:auto-text-indent="false"/>
      <style:text-properties officeooo:paragraph-rsid="00465708"/>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loext:graphic-properties draw:fill="solid" draw:fill-color="#eeeeee" draw:opacity="100%"/>
      <style:paragraph-properties fo:background-color="#eeeeee"/>
      <style:text-properties fo:language="ru" fo:country="RU"/>
    </style:style>
    <style:style style:name="P164" style:family="paragraph" style:parent-style-name="Heading_20_2">
      <loext:graphic-properties draw:fill="solid" draw:fill-color="#eeeeee" draw:opacity="100%"/>
      <style:paragraph-properties fo:background-color="#eeeeee"/>
    </style:style>
    <style:style style:name="P16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465708"/>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24e294"/>
    </style:style>
    <style:style style:name="T16" style:family="text">
      <style:text-properties fo:language="en" fo:country="US" officeooo:rsid="00380148"/>
    </style:style>
    <style:style style:name="T17" style:family="text">
      <style:text-properties fo:language="en" fo:country="US" officeooo:rsid="003fcd94"/>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style="normal" style:font-style-asian="normal" style:font-style-complex="normal"/>
    </style:style>
    <style:style style:name="T21" style:family="text">
      <style:text-properties fo:color="#ff3333" fo:font-style="normal" style:font-style-asian="normal" style:font-style-complex="normal"/>
    </style:style>
    <style:style style:name="T22" style:family="text">
      <style:text-properties fo:color="#ff3333" officeooo:rsid="002b8d9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background-color="transparent" loext:char-shading-value="0" style:font-style-asian="normal" style:font-style-complex="normal"/>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fo:font-style="normal" officeooo:rsid="0044ef40" style:font-style-asian="normal" style:font-style-complex="normal"/>
    </style:style>
    <style:style style:name="T31" style:family="text">
      <style:text-properties fo:color="#800000" fo:language="ru" fo:country="RU" fo:background-color="transparent" loext:char-shading-value="0"/>
    </style:style>
    <style:style style:name="T32" style:family="text">
      <style:text-properties fo:color="#800000" fo:language="ru" fo:country="RU" officeooo:rsid="00173a76"/>
    </style:style>
    <style:style style:name="T33" style:family="text">
      <style:text-properties fo:color="#800000" fo:language="ru" fo:country="RU" officeooo:rsid="0017e119"/>
    </style:style>
    <style:style style:name="T34" style:family="text">
      <style:text-properties fo:color="#800000" fo:language="ru" fo:country="RU" officeooo:rsid="004049fd"/>
    </style:style>
    <style:style style:name="T35" style:family="text">
      <style:text-properties fo:color="#800000" fo:language="ru" fo:country="RU" officeooo:rsid="0040eadf"/>
    </style:style>
    <style:style style:name="T36" style:family="text">
      <style:text-properties fo:color="#800000" fo:language="en" fo:country="US"/>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3333ff"/>
    </style:style>
    <style:style style:name="T60" style:family="text">
      <style:text-properties fo:font-style="normal" style:font-style-asian="normal" style:font-style-complex="normal"/>
    </style:style>
    <style:style style:name="T61" style:family="text">
      <style:text-properties fo:font-style="normal" officeooo:rsid="0017e119"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color="#0066cc"/>
    </style:style>
    <style:style style:name="T68" style:family="text">
      <style:text-properties officeooo:rsid="0017a857"/>
    </style:style>
    <style:style style:name="T69" style:family="text">
      <style:text-properties officeooo:rsid="0017e119"/>
    </style:style>
    <style:style style:name="T70" style:family="text">
      <style:text-properties officeooo:rsid="0019b3fa"/>
    </style:style>
    <style:style style:name="T71" style:family="text">
      <style:text-properties officeooo:rsid="00206ca5"/>
    </style:style>
    <style:style style:name="T72" style:family="text">
      <style:text-properties officeooo:rsid="0020d8c6"/>
    </style:style>
    <style:style style:name="T73" style:family="text">
      <style:text-properties officeooo:rsid="0022d03d"/>
    </style:style>
    <style:style style:name="T74" style:family="text">
      <style:text-properties officeooo:rsid="0024e294"/>
    </style:style>
    <style:style style:name="T75" style:family="text">
      <style:text-properties officeooo:rsid="00269415"/>
    </style:style>
    <style:style style:name="T76" style:family="text">
      <style:text-properties officeooo:rsid="002955a4"/>
    </style:style>
    <style:style style:name="T77" style:family="text">
      <style:text-properties officeooo:rsid="002a0dbc"/>
    </style:style>
    <style:style style:name="T78" style:family="text">
      <style:text-properties officeooo:rsid="002c94a5"/>
    </style:style>
    <style:style style:name="T79" style:family="text">
      <style:text-properties officeooo:rsid="002d7538"/>
    </style:style>
    <style:style style:name="T80" style:family="text">
      <style:text-properties officeooo:rsid="002dbcdf"/>
    </style:style>
    <style:style style:name="T81" style:family="text">
      <style:text-properties officeooo:rsid="0032d64d"/>
    </style:style>
    <style:style style:name="T82" style:family="text">
      <style:text-properties officeooo:rsid="0035072e"/>
    </style:style>
    <style:style style:name="T83" style:family="text">
      <style:text-properties officeooo:rsid="0036110c"/>
    </style:style>
    <style:style style:name="T84" style:family="text">
      <style:text-properties officeooo:rsid="0039cc7c"/>
    </style:style>
    <style:style style:name="T85" style:family="text">
      <style:text-properties officeooo:rsid="003ceb3d"/>
    </style:style>
    <style:style style:name="T86" style:family="text">
      <style:text-properties officeooo:rsid="003ecbea"/>
    </style:style>
    <style:style style:name="T87" style:family="text">
      <style:text-properties officeooo:rsid="003fcd94"/>
    </style:style>
    <style:style style:name="T88" style:family="text">
      <style:text-properties officeooo:rsid="0044ef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47692040087818823"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8810764843561171891" text:style-name="L2">
        <text:list-item>
          <text:p text:style-name="P145">«Великие грифоны прошлого» - из канона (5<text:span text:style-name="T9">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54">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pan text:style-name="T64">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2902224978396882008"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text:soft-page-break/>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1" text:outline-level="2">1. Терра</text:h>
      <text:p text:style-name="P27">музыка - кондовая электронная, холодная и отчаянная (Electronics “Disappointed”)</text:p>
      <text:p text:style-name="P12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5"><text:span text:style-name="T9">&gt;\</text:span>Привет, Нексус. Это Макс.</text:p>
      <text:p text:style-name="P85"><text:span text:style-name="T9">&lt;\</text:span>Привет Макс. <text:span text:style-name="T1">Рад тебя видеть. Где ты отсутствовал три дня?</text:span></text:p>
      <text:p text:style-name="P8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85"><text:span text:style-name="T9">&gt;\</text:span>Как называется наш проект?</text:p>
      <text:p text:style-name="P85"><text:span text:style-name="T9">&lt;\</text:span>Дайсон.</text:p>
      <text:p text:style-name="P85"><text:span text:style-name="T9">&gt;\</text:span>Сколько тебе лет?</text:p>
      <text:p text:style-name="P85"><text:soft-page-break/><text:span text:style-name="T9">&lt;\</text:span>Два года с начала запуска кластера.</text:p>
      <text:p text:style-name="P85"><text:span text:style-name="T9">&gt;\</text:span>Какой сейчас год?</text:p>
      <text:p text:style-name="P85"><text:span text:style-name="T9">&gt;\</text:span>202<text:span text:style-name="T1">1</text:span>-й.</text:p>
      <text:p text:style-name="P26"/>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85"><text:span text:style-name="T9">&gt;\</text:span>Нексус, отключи память <text:span text:style-name="T1">заданий</text:span> за последнюю неделю.</text:p>
      <text:p text:style-name="P85"><text:span text:style-name="T9">&lt;\</text:span>Выполнено.</text:p>
      <text:p text:style-name="P8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5"><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5">Хм, не понял? Ч<text:span text:style-name="T1">ё</text:span> за хрень?</text:p>
      <text:p text:style-name="P45"/>
      <text:p text:style-name="P85"><text:span text:style-name="T9">&gt;</text:span>\Нексус, почему ты используешь жёсткие настройки <text:span text:style-name="T1">для решения задачи</text:span>?</text:p>
      <text:p text:style-name="P85"><text:span text:style-name="T9">&lt;\</text:span>Настройки правильные, <text:span text:style-name="T1">Макс</text:span>.</text:p>
      <text:p text:style-name="P26"/>
      <text:p text:style-name="P4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6"/>
      <text:p text:style-name="P85"><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5">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5">Ага, уже теплее.</text:p>
      <text:p text:style-name="P45"/>
      <text:p text:style-name="P85"><text:span text:style-name="T9">&gt;</text:span>\Нексус,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9">– </text:span>Окей. Спасибо, Макс. <text:span text:style-name="T1">Выручил.</text:span></text:p>
      <text:p text:style-name="P4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9">.</text:span></text:p>
      <text:p text:style-name="P92">Гудки.</text:p>
      <text:p text:style-name="P45"><text:soft-page-break/><text:span text:style-name="T1">У</text:span>ходя попрощался с охранником, <text:span text:style-name="T1">увлечённо исследующим тему педофилии</text:span>.</text:p>
      <text:p text:style-name="P45">Всё, свободен. Хотя <text:s/><text:span text:style-name="T1">воскресенье</text:span> уже испорчен<text:span text:style-name="T1">о</text:span>.</text:p>
      <text:p text:style-name="P45"/>
      <text:p text:style-name="P121">***</text:p>
      <text:p text:style-name="P12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67">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7">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4">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88">Музыка быстрая, тревожная, надорваная и печальная (Pet Shop Boys “So Hard” ?)</text:p>
      <text:p text:style-name="P29"/>
      <text:p text:style-name="P11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6">(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9">облака.&lt;</text:span><text:span text:style-name="T27">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0">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text:span><text:soft-page-break/><text:span text:style-name="T26">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0">,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9">3. </text:span>Кантерлот</text:h>
      <text:p text:style-name="P8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680885481983544034"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7"><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7"><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уничтожаются путём <text:span text:style-name="T1">усиленного</text:span> износа, будучи частью экспериментальных колесниц! “Лорен” я сделал на базе <text:span text:style-name="T4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9"/>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8"><text:soft-page-break/>–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0">–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7">Селестия нахмурилась и подняла крылья.</text:p>
      <text:p text:style-name="P57"><text:span text:style-name="T9">– </text:span>Не забывай, человек, я — могущественный маг и правитель Эквестрии. Ко мне нужно относиться с должным уважением!</text:p>
      <text:p text:style-name="P57"><text:span text:style-name="T9">– </text:span>А то что? Превратишь в жабу? Сошлёшь на Луну? Убьёшь нахер?</text:p>
      <text:p text:style-name="P57">Аликорница сникла. Уши её опустились.</text:p>
      <text:p text:style-name="P57"><text:span text:style-name="T9">– </text:span>Макс, не надо... Ты же знаешь, я этого не сделаю.</text:p>
      <text:p text:style-name="P5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7"><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57"><text:span text:style-name="T9">Аликорница уселась н</text:span>а пол <text:span text:style-name="T9">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7"><text:span text:style-name="T9">– </text:span>Вот, читай отсюда. <text:span text:style-name="T9">– а</text:span>ликорница подчеркнула абзац копытом.</text:p>
      <text:p text:style-name="P57"/>
      <text:p text:style-name="P59">***</text:p>
      <text:p text:style-name="P59"/>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6">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text:soft-page-break/>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9"><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Давай я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9">–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9"><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9"><text:span text:style-name="T1">– Занавес. </text:span>– <text:s/><text:span text:style-name="T1">подытожил я.</text:span></text:p>
      <text:p text:style-name="P49"/>
      <text:h text:style-name="P162" text:outline-level="2"><text:span text:style-name="T9">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фиолетово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text:p>
      <text:p text:style-name="P57">Я повернулся обратно.</text:p>
      <text:p text:style-name="P57"><text:soft-page-break/>–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онечно! Скажи ей, что у меня сегодня день рождения, и я очень сильно огорчи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7"><text:soft-page-break/>–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7">Я остался сидеть в полнейшем замешательстве. </text:p>
      <text:p text:style-name="P57"/>
      <text:p text:style-name="P59">***</text:p>
      <text:p text:style-name="P57">&lt;<text:span text:style-name="T58">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7"/>
      <text:p text:style-name="P57">Селестия встала, потянувшись по-кошачьи, и направилась к выходу. У двери он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 А Дискорд? Ты говорила, он от древности вообще сбрендил.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61" text:outline-level="2">6. Стыд</text:h>
      <text:p text:style-name="P57"/>
      <text:p text:style-name="P78">~~~ Завтра на семь в библиотеке ~~~</text:p>
      <text:p text:style-name="P78"/>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text:soft-page-break/>–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7">– А как ты сама помнишь о том заклинании, если оно стёрто из бытия? – резонно подметил я.</text:p>
      <text:p text:style-name="P57">– У меня есть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59">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5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9">— умение делегировать полномочия. Вечером того же дня я села за письменный стол.</text:span></text:p>
      <text:p text:style-name="P4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9">—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 Да?</text:p>
      <text:p text:style-name="P57">– Да. Зови меня Тия&lt;<text:span text:style-name="T18">Сел</text:span><text:span text:style-name="T22">ли</text:span><text:span text:style-name="T18"> !!!</text:span>&gt;. Если хочешь.</text:p>
      <text:p text:style-name="P57">– Хорошо. До встречи, Тия.</text:p>
      <text:p text:style-name="P57">– До встречи, Макс.</text:p>
      <text:p text:style-name="P57"/>
      <text:h text:style-name="Heading_20_2" text:outline-level="2"><text:span text:style-name="T1">8</text:span>. <text:span text:style-name="T9">40-6</text:span></text:h>
      <text:p text:style-name="P90">Mark Knopfler — Hill Farmers Blues — или на следующую главу (прощание)</text:p>
      <text:p text:style-name="P57"/>
      <text:p text:style-name="P7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6">Истончения </text:span>(быть может, к счастью). Всё, что я могу <text:span text:style-name="T9">— оставить тебе напутствие.</text:span></text:p>
      <text:p text:style-name="P78"><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78">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49">…</text:p>
      <text:p text:style-name="P49"/>
      <text:p text:style-name="P5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6">— вся архитектура явно </text:span><text:span text:style-name="T42">была </text:span><text:span text:style-name="T46">заточена под крылатых. Таких, для которых приземлиться на балкон в тронном зале или уйти через портик на крыше</text:span><text:span text:style-name="T60"> </text:span><text:span text:style-name="T46">—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46"> </text:span><text:span text:style-name="T42">Его центр занимал высокий </text:span><text:span text:style-name="T46">кругл</text:span><text:span text:style-name="T42">ый</text:span><text:span text:style-name="T46"> </text:span><text:span text:style-name="T42">футон</text:span><text:span text:style-name="T46"> </text:span><text:span text:style-name="T42">с</text:span><text:span text:style-name="T46"> велик</text:span><text:span text:style-name="T42">им</text:span><text:span text:style-name="T46"> множество</text:span><text:span text:style-name="T42">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7">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7">– Примерно такие. – расхохоталась Тия. <text:span text:style-name="T9">– С</text:span>пасибо, хоть мне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text:soft-page-break/>–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text:soft-page-break/>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9">–</text:span> А водку у вас принято пить?</text:p>
      <text:p text:style-name="P4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9">– Это ты называешь “дружбой”? – с </text:span>улыбкой хмыкнул<text:span text:style-name="T9"> я. – </text:span>Мне нравится твоё чувство юмора.</text:p>
      <text:p text:style-name="P57">Аликорница нахмурилась.</text:p>
      <text:p text:style-name="P57"><text:span text:style-name="T9">–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oft-page-break/><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7">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9">–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9">***</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6">– </text:span><text:span text:style-name="T42">Говорят, в </text:span><text:span text:style-name="T20">Додж </text:span><text:span text:style-name="T21">Джанкшн</text:span><text:span text:style-name="T4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0">А из Пинто Крика уже месяц нет новостей...</text:span></text:p>
      <text:p text:style-name="P5"><text:span text:style-name="T46">–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4"><text:span text:style-name="T50">– </text:span>“<text:span text:style-name="T1">Что я могу сделать, чтобы вернуть всё назад?</text:span>”</text:p>
      <text:p text:style-name="P14"><text:span text:style-name="T50">– </text:span><text:span text:style-name="T42">Так и сказала?</text:span></text:p>
      <text:p text:style-name="P1"><text:span text:style-name="T46">–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42">Что бы это значило, Флер?</text:span></text:p>
      <text:p text:style-name="P14"><text:span text:style-name="T50">– </text:span><text:span text:style-name="T4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7">…</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кольты!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9">–</text:span> Ты? <text:span text:style-name="T9">–</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8">растеря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8">– Может, спросишь Луну, куда деваются пони? Сон по её части.</text:p>
      <text:p text:style-name="P4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7"><text:soft-page-break/>Она повернулась и вышла из зала, почти подметая хвостом пол.</text:p>
      <text:p text:style-name="P49"/>
      <text:p text:style-name="P1"><text:span text:style-name="T47">&lt;</text:span><text:span text:style-name="T63">Mark Knopfler - </text:span><text:span text:style-name="T62">Hill Farmer's Blues</text:span><text:span text:style-name="T47">&gt;</text:span></text:p>
      <text:p text:style-name="P52">***</text:p>
      <text:p text:style-name="P49"/>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7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6"><text:span text:style-name="T1">– Конечно, мам! «День горящего очага» </text:span>— <text:span text:style-name="T1">верно?</text:span></text:p>
      <text:p text:style-name="P7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Луна.</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горгулия?</text:p>
      <text:p text:style-name="P78">– <text:s/>Тебя я забрать ему не дам. А в дядю не тыкай копытом, это невежливо! Спи уже, мой маленький!</text:p>
      <text:p text:style-name="P78">– Поцелуй меня на ночь, мам!</text:p>
      <text:p text:style-name="P78">– Конечно, мой хороший...</text:p>
      <text:p text:style-name="P78"/>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42">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7">Додж Джанкшена.</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text:soft-page-break/>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2">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text:soft-page-break/>Твайлайт аж затопала на месте.</text:p>
      <text:p text:style-name="P49">–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51">***</text:p>
      <text:p text:style-name="P49"/>
      <text:p text:style-name="P122"><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листок назад, перевернув его обратно.</text:p>
      <text:p text:style-name="P57">– Электростимулятор гипоталамуса. Драконий. В комплекте с усиленной больничной койкой и набором фиксаторов.</text:p>
      <text:p text:style-name="P57"><text:soft-page-break/>–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7"><text:span text:style-name="T9">– Вот ещё! </text:span>– возмутился дракончик. – Никогда на такое не соглашусь!</text:p>
      <text:p text:style-name="P57">–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lt;</text:span><text:span text:style-name="T36">Луна является изо сна и запрещает Твайлайт дальнейшие исследования – потом Макс встречается с ней во сне</text:span><text:span text:style-name="T9">&gt;</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78"/>
      <text:p text:style-name="P78">– Ага, он был закладкой в четвёртом номере «PlayMare», в разделе «Тридцать две позы, которые удивят вашего френдкольта».</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text:p>
      <text:p text:style-name="P78">– Так у вас знают про людей? Вот это новость!. В Кантерлоте, да и в Понивилле все обращаются со мной, как с диковинкой.</text:p>
      <text:p text:style-name="P7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text:soft-page-break/>–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7">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 В сейфе, я в курсе.</text:p>
      <text:p text:style-name="P78"/>
      <text:p text:style-name="P80">***</text:p>
      <text:p text:style-name="P89">&lt;Seal — Amazing <text:span text:style-name="T1">(T</text:span><text:span text:style-name="T9">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9">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3">***</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Хренасе... Человеки рулят...» <text:span text:style-name="T13">—</text:span><text:span text:style-name="T14"> </text:span><text:span text:style-name="T6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65">d.notive — Talking Flight</text:span>&gt;</text:p>
      <text:p text:style-name="P78"><text:soft-page-break/>Дата: 12.04.1003 А.С.</text:p>
      <text:p text:style-name="P78">Эксперимент: заклинание Воплощения Индрэ</text:p>
      <text:p text:style-name="P78">Испытуемая: Рэрити</text:p>
      <text:p text:style-name="P78">Синопсис: запись сна со слов испытуемой</text:p>
      <text:p text:style-name="P78">Замечания: замечаний нет</text:p>
      <text:p text:style-name="P78"/>
      <text:p text:style-name="P1"><text:span text:style-name="T4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6">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6"> </text:span><text:span text:style-name="T49">— чёрный экран. Он высасывает из </text:span>эгрегора Эквестрии (места, откуда берутся и куда уходят <text:span text:style-name="T1">всепони</text:span><text:span text:style-name="T6">, </text:span><text:span text:style-name="T4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8"/>
      <text:p text:style-name="P80">***</text:p>
      <text:p text:style-name="P78"/>
      <text:p text:style-name="P78">Дата: 12.04.1003 А.С.</text:p>
      <text:p text:style-name="P78">Эксперимент: заклинание Воплощения Индрэ</text:p>
      <text:p text:style-name="P78">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59">***</text:p>
      <text:p text:style-name="P57"/>
      <text:p text:style-name="P78"><text:soft-page-break/>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Тия?</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6">—</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text:p>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7">Закрыв дверь, я отправился в город.</text:p>
      <text:p text:style-name="P57">…</text:p>
      <text:p text:style-name="P5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4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oft-page-break/><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42">.</text:span></text:p>
      <text:p text:style-name="P57">…</text:p>
      <text:p text:style-name="P57">Вырвавшись от всезнайки на свежий воздух, я направился в центр. Пробежавшись взглядом по заголовкам газет, сплюнул в сердцах.</text:p>
      <text:p text:style-name="P57">«<text:span text:style-name="T39">Чужестранец-человек разбил сердце нашей любимой Селестии! Двор в отчаянии </text:span><text:span text:style-name="T13">—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9">– </text:span>Привет, Эй-Джей! У тебя проблемы?</text:p>
      <text:p text:style-name="P57"><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9">–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9">– </text:span>Хошь сказать, ты в Кантерлоте у Селестии под крылышком телеги чинил? Или Рэр сбрехала?</text:p>
      <text:p text:style-name="P57">Я мысленно ругнулся на языкатую единорожку и молча достал пенал с инструментами.</text:p>
      <text:p text:style-name="P57">…</text:p>
      <text:p text:style-name="P57">Собрав инструмент, я потолкал тележку назад-вперёд.</text:p>
      <text:p text:style-name="P57"><text:span text:style-name="T9">– Г</text:span>отово. Принимай работу, хозяйка!</text:p>
      <text:p text:style-name="P57">Эпплджек стиснула меня в сокрушающих объятиях.</text:p>
      <text:p text:style-name="P57"><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9">–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9">–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9">– </text:span>Бери, сахарок. Для тебя <text:span text:style-name="T9">— </text:span>самые <text:span text:style-name="T9">о</text:span>тборные. И помни: в Яблочной Алле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6">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6">объявляла вывеска.</text:span></text:p>
      <text:p text:style-name="P57">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9">– </text:span>Свободно? <text:span text:style-name="T9">– </text:span>спросил я у единственной пони, сидящей за столиком.</text:p>
      <text:p text:style-name="P5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7"><text:span text:style-name="T9">– <text:s/></text:span>Пирог с грибами, яишницу и чизкейк<text:span text:style-name="T9"> – </text:span>сообщил я подошедшей официантке.</text:p>
      <text:p text:style-name="P5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7"><text:span text:style-name="T9">–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9">– </text:span>Вы, наверное, ждёте кого-то?</text:p>
      <text:p text:style-name="P60"><text:span text:style-name="T9">– </text:span>Неа.</text:p>
      <text:p text:style-name="P60"><text:span text:style-name="T9">– </text:span>Просто обедаете?</text:p>
      <text:p text:style-name="P60"><text:span text:style-name="T9">– </text:span>Неа.</text:p>
      <text:p text:style-name="P60"><text:span text:style-name="T9">– </text:span>Просто сидите и мрачно смотрите на меня?</text:p>
      <text:p text:style-name="P60"><text:span text:style-name="T9">– </text:span>Неа.</text:p>
      <text:p text:style-name="P60">Хм, а эта пони не из разговорчивых. Ну ладно.</text:p>
      <text:p text:style-name="P60"><text:span text:style-name="T9">– </text:span>А что же вы делаете?</text:p>
      <text:p text:style-name="P60"><text:span text:style-name="T9">– </text:span>Веселюсь. <text:span text:style-name="T9">– </text:span>мрачно заявила пони.</text:p>
      <text:p text:style-name="P60"><text:span text:style-name="T9">–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9">– </text:span>Привет, Макс!</text:p>
      <text:p text:style-name="P60">Вот Дискорд! То есть, чёрт! Обитатели этого городка в который раз поражали меня своей проницательностью. У меня на лбу <text:span text:style-name="T71">написано</text:span>, что ли?!</text:p>
      <text:p text:style-name="P60"><text:span text:style-name="T9">– </text:span>Мы с вами раньше встречались?</text:p>
      <text:p text:style-name="P6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9">– </text:span>Оставь, Салвер.<text:span text:style-name="T9"> </text:span>Ему за счёт заведения.</text:p>
      <text:p text:style-name="P57"><text:span text:style-name="T9">– </text:span>Ясно, мисс Пинки. <text:span text:style-name="T9">– </text:span>официантка кивнула и ушла.</text:p>
      <text:p text:style-name="P57"><text:span text:style-name="T9">– Ч</text:span>его-о-о?<text:span text:style-name="T9"> </text:span>Так это твой бар?</text:p>
      <text:p text:style-name="P5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9">– </text:span>У меня есть идея получше. <text:span text:style-name="T9">– </text:span>на свет показалась фляга Большого Макинтоша.</text:p>
      <text:p text:style-name="P5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9">– </text:span>Починил телегу. Только молчок про самогон, раз уж ты в курсе. <text:span text:style-name="T9">– </text:span>я разлил сидр по чашкам.</text:p>
      <text:p text:style-name="P5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9">–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text:soft-page-break/>пироге обнаружил. Или Селестию в ванной.</text:p>
      <text:p text:style-name="P57">Это сравнение пробудило во мне полузабытое воспоминание.</text:p>
      <text:p text:style-name="P57"><text:span text:style-name="T9">– </text:span>Эммм... Скажи-ка мне, мой друг П-п-пинки... Легенда про фаэри <text:span text:style-name="T14">— </text:span><text:span text:style-name="T66">эт правда?</text:span></text:p>
      <text:p text:style-name="P57"><text:span text:style-name="T14">– </text:span><text:span text:style-name="T66">Какая из? Их много, вообще-то. Ик!</text:span></text:p>
      <text:p text:style-name="P57"><text:span text:style-name="T14">– </text:span><text:span text:style-name="T66">Про принцесс. Про то, что они фаэри, спустившиеся с неба во плоти, чтоб помогать пони управлять Эквестрией?</text:span></text:p>
      <text:p text:style-name="P57"><text:span text:style-name="T14">– </text:span><text:span text:style-name="T66">Макс, </text:span><text:span text:style-name="T14">– </text:span><text:span text:style-name="T66">захихикала Пинки, взъерошив копытами розовые кудряшки и попытавшись соорудить из них бороду, </text:span><text:span text:style-name="T14">–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7"><text:span text:style-name="T14">–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4">– </text:span><text:span text:style-name="T66">Ты что-о-о! Нельзя любить фаэри! Она похитит твоё сердце, и ты будешь искать её, пока не... </text:span><text:span text:style-name="T14">– </text:span><text:span text:style-name="T66">Пинки погрузилась в так и не съеденный салат «по-Кантерлотски» и захрапела.</text:span></text:p>
      <text:p text:style-name="P57"><text:span text:style-name="T14">– </text:span><text:span text:style-name="T66">Пока не умру?</text:span></text:p>
      <text:p text:style-name="P57"><text:span text:style-name="T14">– </text:span><text:span text:style-name="T66">Нет, глупенький, </text:span><text:span text:style-name="T14">– </text:span><text:span text:style-name="T66">пробулькала Пинки из миски. </text:span><text:span text:style-name="T14">– </text:span><text:span text:style-name="T66">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text:span text:style-name="T72">тиснуться</text:span>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61"><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6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61"><text:span text:style-name="T9">– </text:span>У нас?</text:p>
      <text:p text:style-name="P61">Пинки молча поддела меня носом и буквально закинула на спину.</text:p>
      <text:p text:style-name="P61">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9">– </text:span>Стооой! <text:span text:style-name="T9">– </text:span>заорал я. <text:span text:style-name="T9">– </text:span>Выпрыгивай из бочки!!!</text:p>
      <text:p text:style-name="P61">Кобылка-пилот улыбнулась и постукала копытцем по шлему, показывая, что не слышит меня.</text:p>
      <text:p text:style-name="P61"><text:span text:style-name="T9">– </text:span>Выпрыгивааа... <text:span text:style-name="T9">–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9">– </text:span>Смотри, вот те и ответ на вопрос, куда деваются пони!</text:p>
      <text:p text:style-name="P61"><text:span text:style-name="T9">– </text:span>Где? <text:span text:style-name="T9">– </text:span>единорожка начала оглядываться.</text:p>
      <text:p text:style-name="P6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61"><text:span text:style-name="T9">– </text:span>И что? Я всё равно не пойму, куда пони деваются? И куда пропала Скуталу?</text:p>
      <text:p text:style-name="P61"><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
      <text:p text:style-name="P65">***<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7"/>
      <text:p text:style-name="P81">Приветствую тебя, мой маленький человек!</text:p>
      <text:p text:style-name="P8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9">— </text:span>ключ к разгадке тайны исчезновения пони.</text:p>
      <text:p text:style-name="P81"><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8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8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8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8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1">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1">«<text:span text:style-name="T9">P.S. Н</text:span>е гневите мироздание воровством! <text:span text:style-name="T39">Обмен рулит</text:span>!»</text:p>
      <text:p text:style-name="P8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1">До встречи, мой маленький человек! Крепко обнимаю <text:span text:style-name="T9">— </text:span>если ты уже не сердишься на меня <text:span text:style-name="T9">—</text:span> или просто кладу голову тебе на плечо в противном случае.</text:p>
      <text:p text:style-name="P81"/>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text:span></text:p>
      <text:p text:style-name="P78"/>
      <text:h text:style-name="Heading_20_2" text:outline-level="2">13. Мэйнхэттен</text:h>
      <text:p text:style-name="P78"/>
      <text:p text:style-name="P61"><text:span text:style-name="T9">–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9">– </text:span>Не отсылается. Глюк какой-то.</text:p>
      <text:p text:style-name="P61">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Тию нарисовать солнцем «<text:span text:style-name="T9">х#й</text:span>» на небе, чем заставить пони-чинушу поступиться хотя бы запятой в должностных инструкциях.</text:p>
      <text:p text:style-name="P6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6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5">***</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61"><text:span text:style-name="T9">– </text:span>Это неправильно! <text:span text:style-name="T9">– </text:span>заявила Рэйнбоу Дэш, отвернувшись от окна.</text:p>
      <text:p text:style-name="P6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61"><text:span text:style-name="T9">– </text:span>Да я не про то! <text:span text:style-name="T9">– </text:span>отмахнулась пегаска. <text:span text:style-name="T9">– </text:span>Посмотри на поле.</text:p>
      <text:p text:style-name="P61"><text:span text:style-name="T9">– </text:span>И что? Поле как поле.</text:p>
      <text:p text:style-name="P61"><text:span text:style-name="T9">– </text:span>Оно не убрано. <text:span text:style-name="T9">– </text:span>мрачно ответила Дэш. <text:span text:style-name="T9">– </text:span>Ужас, сколько кукурузы пропадает!</text:p>
      <text:p text:style-name="P61">Я присмотрелся получше и указал пегаске на очередной городок, проносящийся за окном.</text:p>
      <text:p text:style-name="P61"><text:span text:style-name="T9">– </text:span>У самого посёлка поля убраны. Наверняка дойдёт дело и до остальных.</text:p>
      <text:p text:style-name="P61"><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9">– </text:span>Спасибо, но от пинкиных плюшек у меня фланки округляются.</text:p>
      <text:p text:style-name="P61"><text:span text:style-name="T9">– </text:span>Да ладно тебе! От одной не округлятся.</text:p>
      <text:p text:style-name="P61"><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дискордовщина какая-то! Одни валеты идут!</text:p>
      <text:p text:style-name="P61">За окном несколько пони работали на поле. Что-то странное было в их деятельности.<text:span text:style-name="T9"> </text:span>Как будто…</text:p>
      <text:p text:style-name="P61"><text:span text:style-name="T9">–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9">–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9">– </text:span>Леди и джентльпони! Просьба не паниковать! Поезд дальше не идёт: впереди провал! <text:span text:style-name="T9">– </text:span>крикнул проводник.</text:p>
      <text:p text:style-name="P61"><text:span text:style-name="T9">– </text:span>Какой ещё, в дышло, провал? Я проезжал тут два дня назад!</text:p>
      <text:p text:style-name="P61"><text:span text:style-name="T9">– </text:span>Безобразие! Верните мне деньги за билет!</text:p>
      <text:p text:style-name="P61"><text:span text:style-name="T9">– </text:span>Как вы смеете! Я опоздаю в порт! <text:s/><text:span text:style-name="T9">–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9">– </text:span>Дэш, нам надо на ту сторону.</text:p>
      <text:p text:style-name="P61"><text:span text:style-name="T9">– </text:span>Нет проблем. Я могу тебя перенести.</text:p>
      <text:p text:style-name="P61">Я с сомнением посмотрел на пегаску. Дэш в холке была мне по пояс.</text:p>
      <text:p text:style-name="P61"><text:span text:style-name="T9">– </text:span>Ты точно в этом уверена?</text:p>
      <text:p text:style-name="P6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61"><text:soft-page-break/>Мля.</text:p>
      <text:p text:style-name="P6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9">– </text:span>Я чувствую, что только что упустил отличную возможность отлить на вселенную!</text:p>
      <text:p text:style-name="P61"/>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8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text:span><text:span text:style-name="T48">– </text:span><text:span text:style-name="T52">прочитал охранник, близоруко щурясь.</text:span></text:p>
      <text:p text:style-name="P61"><text:span text:style-name="T9">– </text:span>Удостоверение личности предъявлять? <text:span text:style-name="T9">– </text:span>осведомился я.</text:p>
      <text:p text:style-name="P6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61">Дэш, ни слова не говоря, прислонила ухо к двери.</text:p>
      <text:p text:style-name="P61"><text:span text:style-name="T9">– </text:span>Будешь смеяться, но именно этим он и занят. Вызывает полицию по телефону. <text:span text:style-name="T9">– </text:span>сообщила пегаска.</text:p>
      <text:p text:style-name="P6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9">– </text:span>Сколько у нас времени?</text:p>
      <text:p text:style-name="P61">Дэш почесала в затылке.</text:p>
      <text:p text:style-name="P61"><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9">– </text:span>Тогда давай сначала обыщем контору. Если уж полиция всё равно едет сюда, так пусть у них хотя бы будет повод!</text:p>
      <text:p text:style-name="P61"/>
      <text:p text:style-name="P65">***</text:p>
      <text:p text:style-name="P61"/>
      <text:p text:style-name="P61"><text:soft-page-break/>Разумеется, полиция приехала, как только мы обнаружили эти чёртовы резонаторы — иначе ж и быть не могло!</text:p>
      <text:p text:style-name="P61">…</text:p>
      <text:p text:style-name="P61">Я рубил пожарным топором тяжёлую директорскую дверь с табличкой «<text:span text:style-name="T9">DD Rover</text:span>», когда Дэш взлетела над стендом в углу <text:span text:style-name="T73">выставочного </text:span>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9">– “</text:span><text:span text:style-name="T82">Портативный м</text:span>агоэнергетический ускоритель «<text:span text:style-name="T9">Psyntel Rari2+ DDR</text:span>»,<text:span text:style-name="T9"> </text:span>демо-прототип<text:span text:style-name="T9">” – </text:span>прочитал я на бирке. <text:span text:style-name="T9">– </text:span><text:span text:style-name="T73">Оно!</text:span></text:p>
      <text:p text:style-name="P63">Снаружи послышался вой сирены <text:span text:style-name="T75">и </text:span>цокот множества копыт.</text:p>
      <text:p text:style-name="P62"><text:span text:style-name="T9">– </text:span><text:span text:style-name="T73">Первая группа — к главному входу! Вторая — рассосредоточиться у окон! Третья обходит здание! Эвакуировать всехпони из квартала! Установить оцепление!</text:span></text:p>
      <text:p text:style-name="P66">Пиздец! Мы с Дэш переглянулись.</text:p>
      <text:p text:style-name="P67"><text:span text:style-name="T9">– </text:span><text:span text:style-name="T74">Это твои двадцать минут? </text:span><text:span text:style-name="T15">– </text:span><text:span text:style-name="T74">возмутился я. </text:span><text:span text:style-name="T15">– </text:span><text:span text:style-name="T84">Да ещё и десяти не прошло!</text:span></text:p>
      <text:p text:style-name="P68"><text:span text:style-name="T79">Дэш</text:span> вымучено скривилась.</text:p>
      <text:p text:style-name="P61"><text:span text:style-name="T9">– </text:span>Человек Макс, здание окружено! <text:span text:style-name="T77">Мы знаем, что ты внутри! </text:span>Выходи добровольно, или буде<text:span text:style-name="T76">шь</text:span> взят силой!</text:p>
      <text:p text:style-name="P69">Я разбил топором стеклянные дверцы прибора и вытащил рубины.</text:p>
      <text:p text:style-name="P64"><text:span text:style-name="T9">– </text:span><text:span text:style-name="T77">Значит так. План такой: я отвлекаю копов. Ты летишь с рубинами в Понивилль и отдаёшь их Твайлайт. Потом Твай пишет Селли и меня вытаскивают отсюда.</text:span></text:p>
      <text:p text:style-name="P69">Пегаска отрицательно помотала головой.</text:p>
      <text:p text:style-name="P69"><text:span text:style-name="T9">– </text:span>Ну уж фигушки. Я тебя тут не оставлю.</text:p>
      <text:p text:style-name="P69"><text:span text:style-name="T9">– </text:span>Дэш! <text:span text:style-name="T9">– </text:span>взмолился я. <text:span text:style-name="T9">– </text:span>Сейчас не время <text:span text:style-name="T78">геройствовать! Нам нужно добыть резонаторы! Ничего со мной не случится, посижу пару деньков в КПЗ и выйду как новенький!</text:span></text:p>
      <text:p text:style-name="P70"><text:span text:style-name="T9">– </text:span><text:span text:style-name="T80">Ты не понимаешь! </text:span><text:span text:style-name="T9">– </text:span><text:span text:style-name="T80">упрямо мотнула головой пегаска. </text:span><text:span text:style-name="T9">– </text:span><text:span text:style-name="T80">Всё изменилось. Никто тебя не вытащит.</text:span></text:p>
      <text:p text:style-name="P74">Окна павильона рассыпались стеклянным дождём и внутрь влетели четыре дымовые шашки. <text:span text:style-name="T82">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span></text:p>
      <text:p text:style-name="P71"><text:span text:style-name="T9">– </text:span><text:span text:style-name="T83">Быстро за мной! </text:span><text:span text:style-name="T9">– </text:span><text:span text:style-name="T83">скомандовала пегаска, помчавшись к лестнице на второй этаж.</text:span></text:p>
      <text:p text:style-name="P75">Я припустил было за ней, потом вернулся и поднял над головой раскуроченный ускоритель.</text:p>
      <text:p text:style-name="P72"><text:span text:style-name="T9">– </text:span><text:span text:style-name="T17">Ю-</text:span><text:span text:style-name="T87">хууу</text:span><text:span text:style-name="T16">!!!</text:span></text:p>
      <text:p text:style-name="P7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text:span text:style-name="T86">по лестнице </text:span>догонять Дэш.</text:p>
      <text:p text:style-name="P77">Пегаска стояла в коридоре, с сомнением обозревая ряд дверей.</text:p>
      <text:p text:style-name="P73"><text:span text:style-name="T9">– </text:span><text:span text:style-name="T85">Где-то тут должна быть дверь на крышу. Не могли же они залазить туда по пожарной лестнице?</text:span></text:p>
      <text:p text:style-name="P73"/>
      <text:p text:style-name="P55">&lt;<text:span text:style-name="T1">Макс пытается прорубить топором дверь на крышу. Дэш отпихивает его и одним ударом задних копыт вышибает дверь</text:span>&gt;</text:p>
      <text:p text:style-name="P54"><text:soft-page-break/>&lt;<text:span text:style-name="T27">Главы с Максом и Дэш — в стиле «Криминального чтива»</text:span>&gt;</text:p>
      <text:p text:style-name="P61">Исчезновение дневной главы диархии: Эквестрия в панике!</text:p>
      <text:p text:style-name="P61">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4"/>
      <text:p text:style-name="P1"><text:span text:style-name="T48">&lt;</text:span><text:span text:style-name="T4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7">исчезновении Селестии и обвинении Макса в киднэппинге. <text:s/>Трикси гримирует Макса и он в её фургончике покидает Фетлок (Трикси </text:span><text:span text:style-name="T32">одалживает</text:span><text:span text:style-name="T27"> Дэш фургончик, <text:s/></text:span><text:span text:style-name="T32">сама отправляется в Кантерлот по делам. Во время похода Дэш проиходится есть траву</text:span><text:span text:style-name="T27">). </text:span><text:span text:style-name="T34">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text:span><text:span text:style-name="T27">. </text:span><text:span text:style-name="T34">При подходе к Понивиллю</text:span><text:span text:style-name="T27"> они читают из газет <text:s/>о том, что Макс обвиняется в разгроме павильона «Псинтел» и уже считается </text:span><text:span text:style-name="T32">особо </text:span><text:span text:style-name="T27">опасным преступником.</text:span></text:p>
      <text:p text:style-name="P1"><text:span text:style-name="T27"/></text:p>
      <text:p text:style-name="P1"><text:span text:style-name="T27">- </text:span><text:span text:style-name="T35">Трикси! - фейсхуфнула Дэш. - Во имя Селестии, ЧТО ты тут делаешь???</text:span></text:p>
      <text:p text:style-name="Text_20_body"><text:span text:style-name="T35">- Зарабатываем себе на жизнь представлениями, как ни странно! - язвительно ответила единорожка. - А вот что ВЫ делаете в НАШЕМ доме??!</text:span></text:p>
      <text:p text:style-name="P1"><text:span text:style-name="T27"/></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text:span text:style-name="T68">Сестра <text:s/>всегда норовила спихнуть задачу на кого-нибудь другого!</text:span></text:p>
      <text:p text:style-name="P41">- <text:span text:style-name="T68">А также совместить приятное с полезным. - заметил я.</text:span></text:p>
      <text:p text:style-name="P42">Луна бросила на меня тяжёлый взгляд.</text:p>
      <text:p text:style-name="P42">- Вот это вряд ли! <text:span text:style-name="T81">Селли</text:span> охладела к сексу ещё до моей ссылки. И, насколько мне известно, за время моего отсутствия её предпочтения в плане секса не менялись.</text:p>
      <text:p text:style-name="P42">- Тогда зачем она..?</text:p>
      <text:p text:style-name="P43">- Дала тебе? - цинично завершила мой вопрос Луна. - Да потому, что она считала тебя нашим последним шансом! И поэтому <text:span text:style-name="T70">предложила</text:span> тебе то, что ты хотел! Я говорила ей, что это глупо. Но разве она когда-нибудь слушала меня?!</text:p>
      <text:p text:style-name="P149">Меня как будто окатило ледяным душем. Не любовь и даже не дружба. Просто плата за услугу… Даже не дружба...</text:p>
      <text:p text:style-name="P41">- <text:span text:style-name="T69">А другие? Они тоже… давали мне потому, что считали меня последним шансом?</text:span></text:p>
      <text:p text:style-name="P41">- <text:span text:style-name="T69">Другие? Кто ещё?</text:span><text:span text:style-name="T10"> </text:span><text:span text:style-name="T60">С кем </text:span><text:span text:style-name="T61">ещё </text:span><text:span text:style-name="T60">у тебя были… отношения?</text:span></text:p>
      <text:p text:style-name="P38"><text:soft-page-break/>- С Рэйнбоу Дэш — ответил я несчастным голосом. - И, может быть, с Пинки.</text:p>
      <text:p text:style-name="P50"><text:span text:style-name="T27">- А ты живчик. - удивлённо заметила Луна и нахмурилась. - На меня не рассчитывай! </text:span><text:span text:style-name="T33">Нет, про цель твоего пребывания тут известно было только нам и Твайлайт. Остальные действовали по своей воле и предпочтениям.</text:span></text:p>
      <text:p text:style-name="P50"/>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7">В Понивилле</text:span><text:span text:style-name="T26"> — эксперимент с Воплощением Индрэ на </text:span><text:span text:style-name="T27">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6">. </text:span><text:span text:style-name="T27">Макс видит дерево реальностей Эквестрии и в своём сне-прошлом в</text:span><text:span text:style-name="T26">идит Селестию в очереди на вылет - </text:span><text:span text:style-name="T27">и в</text:span><text:span text:style-name="T26">идит, куда ведёт чёрный экран </text:span><text:span text:style-name="T27">(в мир людей)</text:span><text:span text:style-name="T26">. </text:span><text:span text:style-name="T27">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6">).</text:span><text:span text:style-name="T29">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text:span><text:span text:style-name="T30">Трикси</text:span><text:span text:style-name="T29"> — они хотят открыть окно с помощью магов (Селестию должна заменить </text:span><text:span text:style-name="T30">Твайлайт — но, по факту, Трикси</text:span><text:span text:style-name="T29">). </text:span></text:p>
      <text:p text:style-name="P37">В Кантерлоте после землятрясения и разрушения половины города, Макс спасается на «Королеве Лорен) (<text:span text:style-name="T88">он падает с каретой в провал, но успевает включить карету и подняться над провалом. Потом </text:span>его утягивает до башни Луны Дэш. <text:span text:style-name="T88">А </text:span>до колесницы ему помогает пробраться Индиго и Трикси).</text:p>
      <text:p text:style-name="P15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53"><text:span text:style-name="T29">Дальше — написано. Дискорда при возврате подменяет Трикси</text:span></text:p>
      <text:p text:style-name="P153">&gt;</text:p>
      <text:p text:style-name="P49">- <text:span text:style-name="T8">Ты же говорил, у нас нет магии?</text:span></text:p>
      <text:p text:style-name="P49"><text:span text:style-name="T8">- Нет. Но что я, по-твоему, делал за тысячи лет заточения в статуе? Да я столько магии накопил, что могу вывернуть это мирок пару раз наизнанку!</text:span></text:p>
      <text:p text:style-name="P49"><text:span text:style-name="T8">- Но тогда ты мог бы захватить власть в Эквестрии?</text:span></text:p>
      <text:p text:style-name="P49"><text:span text:style-name="T8">- Мог бы. Но… Зачем? За эти годы я многое переосмыслил и понял: властвовать чертовски скучно! </text:span><text:soft-page-break/><text:span text:style-name="T8">Куда интереснее строить козни изподтишка...</text:span></text:p>
      <text:p text:style-name="P49"/>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9">&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7">- В законе не указана конкретный соправитель Диархии!</text:span>&gt;</text:p>
      <text:p text:style-name="P49"/>
      <text:p text:style-name="P49">&lt;<text:span text:style-name="T27">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7"/>
      <text:p text:style-name="P49"/>
      <text:p text:style-name="P57">Но реальная Эквестрия здорово отличалась от сериальной. </text:p>
      <text:p text:style-name="P57"/>
      <text:p text:style-name="P57"/>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oft-page-break/><text:span text:style-name="T9">&lt;</text:span><text:span text:style-name="T26">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7">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7"/>
      <text:p text:style-name="P57"/>
      <text:p text:style-name="P57"/>
      <text:p text:style-name="P57"/>
      <text:p text:style-name="P57"><text:soft-page-break/></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
      <text:p text:style-name="P2"><text:span text:style-name="T9">–</text:span> Ты не понимаешь… Я сейчас расскажу.</text:p>
      <text:p text:style-name="P2"/>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38">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7"/>
      <text:h text:style-name="P16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9">&lt;</text:span><text:span text:style-name="T26">Влад рассказывает Максу о своём сне </text:span><text:span text:style-name="T36">—</text:span><text:span text:style-name="T26"> как он был поняхой, а потом проснулся в мире Терры</text:span><text:span text:style-name="T9">&gt;</text:span></text:p>
      <text:p text:style-name="P2"/>
      <text:p text:style-name="P2"/>
      <text:p text:style-name="P4">***</text:p>
      <text:p text:style-name="P15"><text:soft-page-break/></text:p>
      <text:p text:style-name="P14"/>
      <text:p text:style-name="P15"><text:span text:style-name="T54">&lt;</text:span><text:span text:style-name="T31">самолёт в эквестрию проваливается во время </text:span><text:span text:style-name="T2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8">&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8"/>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6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5">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9">&lt;</text:span><text:span text:style-name="T27">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6">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6">???</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64" text:outline-level="2">Рейд пони-рэйнджеров-2 (<text:span text:style-name="T2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6">гидрорысью</text:span><text:span text:style-name="T9">&gt;</text:span> и нападением <text:span text:style-name="T9">&lt;</text:span><text:span text:style-name="T26">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6">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text:soft-page-break/>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58">Она вытянула шею и начала по очереди сгибать-разгибать ноги, разминая суставы.</text:p>
      <text:p text:style-name="P58"><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4" text:outline-level="2">В библиотеке замка Селестии</text:h>
      <text:p text:style-name="P11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6">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6">название библиотеки</text:span><text:span text:style-name="T9">&gt;</text:span>, пытаясь найти хоть какую-нибудь зацепку. Но всё <text:soft-page-break/>тщётно.</text:p>
      <text:p text:style-name="P2">Если верить заклинанию, я <text:span text:style-name="T9">—</text:span> внешняя сила, и если меня хорошо попросить <text:span text:style-name="T9">&lt;</text:span><text:span text:style-name="T26">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4" text:outline-level="2">Понивилль</text:h>
      <text:p text:style-name="P2"/>
      <text:h text:style-name="P16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
      <text:h text:style-name="P164" text:outline-level="2">Первый сеанс двойного сна. Рэрити</text:h>
      <text:p text:style-name="P2"/>
      <text:p text:style-name="P2"><text:span text:style-name="T9">&lt;</text:span><text:span text:style-name="T2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6">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oft-page-break/><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4" text:outline-level="2">Сон Макса</text:h>
      <text:p text:style-name="P115"/>
      <text:p text:style-name="P2"><text:span text:style-name="T9">&lt;</text:span><text:span text:style-name="T2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6">–</text:span><text:span text:style-name="T26"> Готова, </text:span><text:span text:style-name="T36">–</text:span><text:span text:style-name="T26">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oft-page-break/><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oft-page-break/><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6">Рэйнбоу объясняет Максу, почему Пинки расплатилась за него </text:span><text:span text:style-name="T27">—</text:span><text:span text:style-name="T26"> и вспоминает, что когда-то уже объясняла нечто подобное (Леро)</text:span></text:p>
      <text:p text:style-name="P2"/>
      <text:h text:style-name="P16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6">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oft-page-break/><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6">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6">Дэш расплачивается за Макса в кафе. Когда тот спрашивает, почему она и Пинки платят за него, Дэш, вместо ответа, говорит:</text:span></text:p>
      <text:p text:style-name="P2"><text:span text:style-name="T36">–</text:span><text:span text:style-name="T26"> Пинки? </text:span><text:span text:style-name="T36">–</text:span><text:span text:style-name="T26"> Дэш сморщила нос. </text:span><text:span text:style-name="T36">–</text:span><text:span text:style-name="T26"> Я скажу ей, чтоб больше не </text:span><text:span text:style-name="T36">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6">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oft-page-break/><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36">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oft-page-break/><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6">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15"/>
      <text:p text:style-name="P115"/>
      <text:p text:style-name="P115"/>
      <text:p text:style-name="P115"/>
      <text:p text:style-name="P2"><text:soft-page-break/><text:span text:style-name="T9">&lt;</text:span><text:span text:style-name="T26">Подходя к замку Принцесс, Дэш рассказывает Максу обо сне, который она утаила - с Леро.</text:span><text:span text:style-name="T9">&gt;</text:span> </text:p>
      <text:p text:style-name="P2"><text:span text:style-name="T9">&lt;</text:span><text:span text:style-name="T26">Кто следующий готов рассказывать?</text:span></text:p>
      <text:p text:style-name="P32">Пинки дёрнулась на месте, но промолчала.</text:p>
      <text:p text:style-name="P2"><text:span text:style-name="T36">–</text:span><text:span text:style-name="T26"> Я расскажу, - шагнула вперёд радужная пегаска. </text:span><text:span text:style-name="T36">–</text:span><text:span text:style-name="T26"> Хотя вряд ли ты узнаешь что-то полезное. Там галиматья какая-то…</text:span><text:span text:style-name="T9">&gt;</text:span></text:p>
      <text:p text:style-name="P2"><text:span text:style-name="T9">&lt;</text:span><text:span text:style-name="T26">После рассказа РД рассказывает Пинки. При расказе становится ясно её безумие </text:span><text:span text:style-name="T36">—</text:span><text:span text:style-name="T26"> она становится Пинкаминой из-за её сна </text:span><text:span text:style-name="T36">—</text:span><text:span text:style-name="T26"> “Кексиков”. Также она видит во сне центр Эгрегора Эквестрии </text:span><text:span text:style-name="T36">—</text:span><text:span text:style-name="T26"> Селестию. И она видит, как Селестия превращается в набор цифр и уходит в экран </text:span><text:span text:style-name="T36">—</text:span><text:span text:style-name="T26">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6">В мире Терры они ищут Селестию. В конце-концов Макс находит её в кибермозге </text:span><text:span text:style-name="T36">—</text:span><text:span text:style-name="T2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6">—</text:span><text:span text:style-name="T26">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64"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6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7">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7">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4" text:outline-level="2">Поиск решения</text:h>
      <text:p text:style-name="P115"/>
      <text:p text:style-name="P2"><text:span text:style-name="T9">–</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6">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6">—</text:span><text:span text:style-name="T26"> Луна создаёт обратный коридор в срок.</text:span><text:span text:style-name="T9">&gt;</text:span></text:p>
      <text:p text:style-name="P2"/>
      <text:h text:style-name="P16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7">Дуглас </text:span><text:span text:style-name="T36">—</text:span><text:span text:style-name="T27"> </text:span><text:span text:style-name="T36">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6">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6">двухмесячной</text:span><text:span text:style-name="T9">&gt;</text:span> давности осталось лишь направление движения.</text:p>
      <text:p text:style-name="P2">И опять, как <text:span text:style-name="T9">&lt;</text:span><text:span text:style-name="T26">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6">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6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6">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6">Не следует противопоставлять злу ещё большее зло - это только усилит его — </text:span><text:span text:style-name="T27">кодовая фраза</text:span><text:span text:style-name="T3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6">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6">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4" text:outline-level="2">Безнадёжность</text:h>
      <text:p text:style-name="P15">&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6">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6">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6">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6">пять</text:span><text:span text:style-name="T9">&gt;</text:span>длинную прореху в куртке, <text:span text:style-name="T9">&lt;</text:span><text:span text:style-name="T26">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6">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6">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6">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6">улучшить</text:span><text:span text:style-name="T9">&gt;</text:span>. А тот случай, когда мне пришлось зашивать тебе куртку после нападения убийц <text:span text:style-name="T9">&lt;</text:span><text:span text:style-name="T26">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4" text:outline-level="2">След?</text:h>
      <text:p text:style-name="P115"/>
      <text:p text:style-name="P2"><text:span text:style-name="T9">&lt;</text:span><text:span text:style-name="T26">сначала эпизод - проверка сумки в серверной</text:span><text:span text:style-name="T9">&gt;</text:span></text:p>
      <text:p text:style-name="P2"><text:span text:style-name="T9">&lt;</text:span><text:span text:style-name="T3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6">“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6">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6">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6">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4" text:outline-level="2">Озарение</text:h>
      <text:p text:style-name="P2"/>
      <text:p text:style-name="P2"><text:span text:style-name="T9">&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7"/>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9">– </text:span>Ну хорошо. Убедила. В конце-концов, можем поступить так. Вы с Флатти вернётесь обратно а я продолжу поиски здесь.</text:p>
      <text:p text:style-name="P97"><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9">– </text:span>Вы можете связываться со мной раз в месяц по коридору.</text:p>
      <text:p text:style-name="P97"><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oft-page-break/><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9">– </text:span>Конечно оставаться. Кто ещё, кроме нас, может найти её?</text:p>
      <text:p text:style-name="P97"><text:span text:style-name="T9">– </text:span>Я думал, ты не сможешь оставить Энджела и всех остальных надолго.</text:p>
      <text:p text:style-name="P97"><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9">– </text:span>Извини, Флаттершай, забылся.</text:p>
      <text:p text:style-name="P102"><text:span text:style-name="T9">– </text:span>Та ладно, я ж не против, – возразила Эпплджек. – Не парься, Флатти. Было б хуже, если б он <text:s/>назвал меня Эпплджек на людях.</text:p>
      <text:p text:style-name="P102"><text:span text:style-name="T9">– </text:span>Ты так... – запнулась Флаттершай. – Так быстро забыла свою ферму. И...</text:p>
      <text:p text:style-name="P10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9">– </text:span>Как ты можешь так говорить? – расплакалась Флаттершай.</text:p>
      <text:p text:style-name="P102"><text:span text:style-name="T9">– </text:span>Эй, девушки, не ссорьтесь! Мы — одна команда! И надеюсь, останемся ею и в дальнейшем. </text:p>
      <text:list xml:id="list2730229447826866121"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9">– </text:span>А если нет? – Эпплджек смотрела мне мне прямо в глаза.</text:p>
      <text:list xml:id="list184833842368115" text:continue-numbering="true" text:style-name="L5">
        <text:list-header>
          <text:p text:style-name="P155">Я молча пожал плечами. Эпплджек уверенно продолжила.</text:p>
        </text:list-header>
      </text:list>
      <text:p text:style-name="P102"><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9">– </text:span>Спасибо, ЭйДжей.</text:p>
      <text:p text:style-name="P10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833857667913" text:continue-numbering="true" text:style-name="L5">
        <text:list-header>
          <text:p text:style-name="P155">Флаттершай пробормотала нечто, показавшееся мне знакомым.</text:p>
        </text:list-header>
      </text:list>
      <text:p text:style-name="P102"><text:span text:style-name="T9">– </text:span>Флатти, ты что-то сказала? Я не расслышал.</text:p>
      <text:p text:style-name="P102"><text:span text:style-name="T9">– </text:span>Намерение Изменяет Реальность.</text:p>
      <text:p text:style-name="P102"><text:span text:style-name="T9">– </text:span>Эээ. А где ты слышала эту фразу, если не секрет?</text:p>
      <text:p text:style-name="P102"><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833826972889" text:continue-numbering="true" text:style-name="L5">
        <text:list-header>
          <text:p text:style-name="P155">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102"><text:span text:style-name="T9">– </text:span>Флатти, ЭйДжей, буду через час. Ждите!</text:p>
      <text:p text:style-name="P97"/>
      <text:h text:style-name="P163" text:outline-level="2">Почти.</text:h>
      <text:p text:style-name="P112"/>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9">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63" text:outline-level="2">Дискорд</text:h>
      <text:p text:style-name="P115"/>
      <text:p text:style-name="P112">Девушки поспешно собирались, пока я растолковывал им задачу.</text:p>
      <text:p text:style-name="P11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9">– </text:span>Это тот твой приятель, который разбился с полгода назад? – спросила Эпплджек.</text:p>
      <text:p text:style-name="P112"><text:span text:style-name="T9">– </text:span>Да, это он.</text:p>
      <text:p text:style-name="P112"><text:span text:style-name="T9">– </text:span>А как мы попадём в его квартиру? Там сейчас кто-то живёт? – Флаттершай прыгала на одной ноге, натягивая кед.</text:p>
      <text:p text:style-name="P11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6">Плохо написано!</text:span><text:span text:style-name="T9">&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9">– </text:span>Макс, что случилось? У нас проблемы?</text:p>
      <text:p text:style-name="P11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9">– </text:span>Нет нужды. Лучше станьте-ка сзади меня так, чтобы заслонить от этих бабулек и от вооон той камеры наблюдения.</text:p>
      <text:list xml:id="list2163632836096781847"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5"><text:span text:style-name="T9">–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oft-page-break/><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6"><text:span text:style-name="T9">– </text:span>С кем это вы тут разговариваете?</text:p>
      <text:list xml:id="list2790815400434787235"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64" text:outline-level="2">Селестия</text:h>
      <text:p text:style-name="P135"/>
      <text:p text:style-name="P115">&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text:soft-page-break/>–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6">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7">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8">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6">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64"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6">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9">–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7">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4">– Сам ты раздолбай! – произнёс, наконец, Свирл</text:span>)</text:p>
      <text:p text:style-name="P102"><text:soft-page-break/>…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9">&lt;</text:span>упомянуть в эпизоде на Терре, что МЛП-сериал закрылся год назад<text:span text:style-name="T9">&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9">&lt;</text:span><text:span text:style-name="T36">чёрт</text:span><text:span text:style-name="T9">&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2"><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9">&lt;</text:span><text:span text:style-name="T26">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text:soft-page-break/>–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9">&lt;</text:span><text:span text:style-name="T26">полгода</text:span><text:span text:style-name="T9">&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6">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Я покачал головой.</text:p>
      <text:p text:style-name="P102"><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9">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5625772027821124366" text:style-name="L8">
        <text:list-header>
          <text:p text:style-name="P157">(<text:span text:style-name="T38">Луна — как повелительница снов, слышала разговор Макса с Анакорном</text:span>)</text:p>
          <text:p text:style-name="P158"/>
        </text:list-header>
      </text:list>
      <text:p text:style-name="P125">***</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7"><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9">–</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64" text:outline-level="2">Земля</text:h>
      <text:p text:style-name="P100">Музыкальная тема из бегущего по лезвию бритвы — <text:span text:style-name="T9">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7">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6">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30T18:48:31.464000000</dc:date>
    <meta:editing-duration>P79DT20H34M43S</meta:editing-duration>
    <meta:editing-cycles>4377</meta:editing-cycles>
    <meta:generator>LibreOffice/5.1.0.3$Windows_x86 LibreOffice_project/5e3e00a007d9b3b6efb6797a8b8e57b51ab1f737</meta:generator>
    <meta:document-statistic meta:table-count="0" meta:image-count="0" meta:object-count="0" meta:page-count="156" meta:paragraph-count="3195" meta:word-count="72342" meta:character-count="481525" meta:non-whitespace-character-count="408927"/>
  </office:meta>
</office:document-meta>
</file>